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AIDE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6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RUBRIQUE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0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rubrique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ORDR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NAM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LANG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KEY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RUB_KEY,HELP_RUB_NAME</text:p>
          </table:table-cell>
          <table:table-cell table:style-name="ce9"/>
          <table:table-cell table:style-name="ce9" office:value-type="string">
            <text:p>::isString(HELP_RUB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TEXT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LE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HELP_FR_FAMILLE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RUB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44"/>
          <table:table-cell table:style-name="ce59" table:number-columns-repeated="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/08/2010</text:date>, <text:time>14:1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1T14:12:53</dc:date>
    <meta:editing-cycles>308</meta:editing-cycles>
    <meta:editing-duration>PT217H15M52S</meta:editing-duration>
    <dc:creator>Buathier Arnaud</dc:creator>
    <meta:document-statistic meta:table-count="8" meta:cell-count="1728" meta:object-count="0"/>
    <meta:user-defined meta:name="Info 1"/>
    <meta:user-defined meta:name="Info 2"/>
    <meta:user-defined meta:name="Info 3"/>
    <meta:user-defined meta:name="Info 4"/>
  </office:meta>
</office:document-meta>
</file>